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bc2" officeooo:paragraph-rsid="00050bc2"/>
    </style:style>
    <style:style style:name="P2" style:family="paragraph" style:parent-style-name="Standard">
      <style:text-properties officeooo:rsid="0005797e" officeooo:paragraph-rsid="0005797e"/>
    </style:style>
    <style:style style:name="P3" style:family="paragraph" style:parent-style-name="Standard">
      <style:text-properties officeooo:rsid="0007387a" officeooo:paragraph-rsid="0007387a"/>
    </style:style>
    <style:style style:name="P4" style:family="paragraph" style:parent-style-name="Standard">
      <style:text-properties officeooo:rsid="00089a32" officeooo:paragraph-rsid="00089a32"/>
    </style:style>
    <style:style style:name="P5" style:family="paragraph" style:parent-style-name="Standard">
      <style:text-properties officeooo:rsid="000a8292" officeooo:paragraph-rsid="000a8292"/>
    </style:style>
    <style:style style:name="P6" style:family="paragraph" style:parent-style-name="Standard">
      <style:text-properties officeooo:rsid="000c1689" officeooo:paragraph-rsid="000c1689"/>
    </style:style>
    <style:style style:name="P7" style:family="paragraph" style:parent-style-name="Standard">
      <style:text-properties officeooo:rsid="000c4857" officeooo:paragraph-rsid="000c4857"/>
    </style:style>
    <style:style style:name="P8" style:family="paragraph" style:parent-style-name="Standard">
      <style:text-properties fo:font-weight="bold" officeooo:rsid="00089a32" officeooo:paragraph-rsid="00089a32" style:font-weight-asian="bold" style:font-weight-complex="bold"/>
    </style:style>
    <style:style style:name="P9" style:family="paragraph" style:parent-style-name="Standard">
      <style:text-properties fo:font-weight="bold" officeooo:rsid="000dcb54" officeooo:paragraph-rsid="00089a32" style:font-weight-asian="bold" style:font-weight-complex="bold"/>
    </style:style>
    <style:style style:name="P10" style:family="paragraph" style:parent-style-name="Standard">
      <style:text-properties fo:font-weight="normal" officeooo:rsid="000dcb54" officeooo:paragraph-rsid="000dcb54" style:font-weight-asian="normal" style:font-weight-complex="normal"/>
    </style:style>
    <style:style style:name="P11" style:family="paragraph" style:parent-style-name="Standard">
      <style:text-properties officeooo:rsid="000e2660" officeooo:paragraph-rsid="000e2660"/>
    </style:style>
    <style:style style:name="P12" style:family="paragraph" style:parent-style-name="Standard">
      <style:text-properties officeooo:rsid="000ff701" officeooo:paragraph-rsid="000ff701"/>
    </style:style>
    <style:style style:name="P13" style:family="paragraph" style:parent-style-name="Standard">
      <style:text-properties officeooo:rsid="0010ba8b" officeooo:paragraph-rsid="0010b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asse Employe :</text:p>
      <text:p text:style-name="P1">Choix entre mettre un attribut langage ou une méthode.</text:p>
      <text:p text:style-name="P1"/>
      <text:p text:style-name="P2">SalaireBase est un float</text:p>
      <text:p text:style-name="P2"/>
      <text:p text:style-name="P3">Employe classe Abstraite ? Interface ?</text:p>
      <text:p text:style-name="P3"/>
      <text:p text:style-name="P8">Entreprise est juste constituée de Mentors ?</text:p>
      <text:p text:style-name="P9"/>
      <text:p text:style-name="P10">Non d'employés</text:p>
      <text:p text:style-name="P4"/>
      <text:p text:style-name="P5">Quels messages ?</text:p>
      <text:p text:style-name="P5"/>
      <text:p text:style-name="P6">Mentor et Mentorées peuvent s'envoyer des mesages ?</text:p>
      <text:p text:style-name="P6"/>
      <text:p text:style-name="P7">Mettre un truc du genre statique pour être sur que le nom d'une Company n'est pas modifiable ?</text:p>
      <text:p text:style-name="P5"/>
      <text:p text:style-name="P11">Mettre des collections en attributs reviens à mettre <text:s/>une association ?</text:p>
      <text:p text:style-name="P11"/>
      <text:p text:style-name="P12">Choisi que addEmployee(mentore,mentor) rajoute le mentor, le mentoree et créer les liens.</text:p>
      <text:p text:style-name="P12"/>
      <text:p text:style-name="P13">Faire des getters pour les attributs Hashsets 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9-30T01:21:23.045304947</meta:creation-date>
    <meta:generator>LibreOffice/4.2.6.3$Linux_x86 LibreOffice_project/420m0$Build-3</meta:generator>
    <dc:date>2014-10-02T10:43:07.804791820</dc:date>
    <dc:creator>JackDanny </dc:creator>
    <meta:editing-duration>PT56M10S</meta:editing-duration>
    <meta:editing-cycles>11</meta:editing-cycles>
    <meta:document-statistic meta:table-count="0" meta:image-count="0" meta:object-count="0" meta:page-count="1" meta:paragraph-count="12" meta:word-count="91" meta:character-count="558" meta:non-whitespace-character-count="478"/>
  </office:meta>
</office:document-meta>
</file>